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9521in" fo:margin-left="-0.0417in" fo:margin-top="0in" fo:margin-bottom="0in" table:align="left"/>
    </style:style>
    <style:style style:name="Table1.A" style:family="table-column">
      <style:table-column-properties style:column-width="0.8243in"/>
    </style:style>
    <style:style style:name="Table1.B" style:family="table-column">
      <style:table-column-properties style:column-width="4.1271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officeooo:paragraph-rsid="0010d860"/>
    </style:style>
    <style:style style:name="P2" style:family="paragraph" style:parent-style-name="Text_20_body">
      <style:paragraph-properties fo:margin-left="0in" fo:margin-right="0in" fo:margin-top="0in" fo:margin-bottom="0in" style:contextual-spacing="false" fo:line-height="100%" fo:orphans="5" fo:text-indent="0in" style:auto-text-indent="false" fo:padding="0in" fo:border="none"/>
    </style:style>
    <style:style style:name="P3" style:family="paragraph" style:parent-style-name="Text_20_body">
      <style:text-properties officeooo:rsid="001a63e3" officeooo:paragraph-rsid="0010d860"/>
    </style:style>
    <style:style style:name="P4"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officeooo:paragraph-rsid="001467b1" fo:background-color="transparent" loext:padding="0in" loext:border="none"/>
    </style:style>
    <style:style style:name="P5"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6"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7" style:family="paragraph" style:parent-style-name="Heading_20_2">
      <loext:graphic-properties draw:fill-gradient-name="gradient" draw:fill-hatch-name="hatch"/>
      <style:paragraph-properties fo:margin-top="0in" fo:margin-bottom="0in" style:contextual-spacing="true"/>
      <style:text-properties fo:font-weight="bold" officeooo:paragraph-rsid="0010d860" style:font-weight-asian="bold" style:font-weight-complex="bold"/>
    </style:style>
    <style:style style:name="P8" style:family="paragraph" style:parent-style-name="Heading_20_2">
      <loext:graphic-properties draw:fill-gradient-name="gradient" draw:fill-hatch-name="hatch"/>
      <style:paragraph-properties fo:margin-top="0in" fo:margin-bottom="0in" style:contextual-spacing="true"/>
      <style:text-properties fo:font-weight="bold" style:font-weight-asian="bold" style:font-weight-complex="bold"/>
    </style:style>
    <style:style style:name="P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5f2ee" fo:background-color="transparent" style:font-size-asian="13pt" style:font-size-complex="13pt" loext:padding="0in" loext:border="none"/>
    </style:style>
    <style:style style:name="P1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1"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13" style:family="paragraph" style:parent-style-name="Standard">
      <loext:graphic-properties draw:fill-gradient-name="gradient" draw:fill-hatch-name="hatch"/>
      <style:paragraph-properties fo:margin-top="0in" fo:margin-bottom="0in" style:contextual-spacing="true"/>
    </style:style>
    <style:style style:name="P14" style:family="paragraph" style:parent-style-name="Standard">
      <style:paragraph-properties fo:text-align="end" style:justify-single-word="false">
        <style:tab-stops/>
      </style:paragraph-properties>
    </style:style>
    <style:style style:name="P15" style:family="paragraph" style:parent-style-name="Standard">
      <style:paragraph-properties fo:text-align="start" style:justify-single-word="false">
        <style:tab-stops/>
      </style:paragraph-properties>
    </style:style>
    <style:style style:name="P16" style:family="paragraph" style:parent-style-name="Text_20_body">
      <style:text-properties officeooo:rsid="001a63e3" officeooo:paragraph-rsid="0010d860"/>
    </style:style>
    <style:style style:name="P17"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18"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19"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0"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1"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officeooo:rsid="001a63e3"/>
    </style:style>
    <style:style style:name="T6" style:family="text">
      <style:text-properties officeooo:rsid="0010d860"/>
    </style:style>
    <style:style style:name="T7" style:family="text">
      <style:text-properties officeooo:rsid="0010f3db"/>
    </style:style>
    <style:style style:name="T8" style:family="text">
      <style:text-properties fo:language="en" fo:country="PH"/>
    </style:style>
    <style:style style:name="T9" style:family="text">
      <style:text-properties fo:language="en" fo:country="PH" officeooo:rsid="0010f3db"/>
    </style:style>
    <style:style style:name="T10" style:family="text">
      <style:text-properties fo:language="en" fo:country="PH" officeooo:rsid="0015f2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ctInf ModelStream #006 ~ “Branching Time Active Inference: <text:s/>the theory and its generality”</text:p>
      <text:p text:style-name="P20"/>
      <text:p text:style-name="P20"/>
      <text:p text:style-name="P21"><text:a xlink:type="simple" xlink:href="https://www.youtube.com/watch?v=cOo4juE_zcI" text:style-name="Internet_20_link" text:visited-style-name="Visited_20_Internet_20_Link"><text:span text:style-name="T1"/></text:a></text:p>
      <text:p text:style-name="P9">Discussion <text:span text:style-name="T10">with an author </text:span>of the 2021 <text:span text:style-name="T10">preprint “Branching Time Active Inference: the theory and its generality” by Théophile Champion, Lancelot Da Costa, Howard Bowman, &amp; Marek Grześ</text:span></text:p>
      <text:p text:style-name="P9"><text:s/></text:p>
      <text:p text:style-name="P10"><text:a xlink:type="simple" xlink:href="https://arxiv.org/abs/2111.11107" text:style-name="Internet_20_link" text:visited-style-name="Visited_20_Internet_20_Link">https://arxiv.org/abs/2111.11107</text:a></text:p>
      <text:p text:style-name="P12"/>
      <text:p text:style-name="P20"/>
      <text:p text:style-name="P5">Presented by Active Inference Institute in 2022</text:p>
      <text:p text:style-name="P13"/>
      <text:h text:style-name="P6" text:outline-level="1"><text:span text:style-name="T5">Session </text:span><text:span text:style-name="T8">0</text:span><text:span text:style-name="T10">06</text:span><text:span text:style-name="T8">.</text:span><text:span text:style-name="T9">1</text:span>, <text:span text:style-name="T10">September 1</text:span><text:span text:style-name="T5">, 2022</text:span></text:h>
      <text:p text:style-name="P17"><text:a xlink:type="simple" xlink:href="https://www.youtube.com/watch?v=99xQbWozPjc" text:style-name="Internet_20_link" text:visited-style-name="Visited_20_Internet_20_Link"/></text:p>
      <text:p text:style-name="P17"><text:a xlink:type="simple" xlink:href="https://www.youtube.com/watch?v=xBKRLG97cz4" text:style-name="Internet_20_link" text:visited-style-name="Visited_20_Internet_20_Link">https://www.youtube.com/watch?v=xBKRLG97cz4</text:a></text:p>
      <text:p text:style-name="P18"/>
      <text:p text:style-name="P13"/>
      <text:h text:style-name="P8" text:outline-level="2"><text:span text:style-name="T6">SESSION SPEAKER</text:span>S</text:h>
      <text:p text:style-name="P11">Theophile Champion, Daniel Friedman, Ali Rahmjoo, Jakub Smekal</text:p>
      <text:p text:style-name="P11"/>
      <text:p text:style-name="P11"/>
      <text:h text:style-name="P7" text:outline-level="2">CONTENTS</text:h>
      <table:table table:name="Table1" table:style-name="Table1">
        <table:table-column table:style-name="Table1.A"/>
        <table:table-column table:style-name="Table1.B"/>
        <table:table-row table:style-name="Table1.1">
          <table:table-cell table:style-name="Table1.A1" office:value-type="string">
            <text:p text:style-name="P14">00:07</text:p>
          </table:table-cell>
          <table:table-cell table:style-name="Table1.A1" office:value-type="string">
            <text:p text:style-name="P15">Actinf Lab ModelStream</text:p>
          </table:table-cell>
        </table:table-row>
        <table:table-row table:style-name="Table1.1">
          <table:table-cell table:style-name="Table1.A1" office:value-type="string">
            <text:p text:style-name="P14">00:37</text:p>
          </table:table-cell>
          <table:table-cell table:style-name="Table1.A1" office:value-type="string">
            <text:p text:style-name="P15">Branch Time Active Inference</text:p>
          </table:table-cell>
        </table:table-row>
        <table:table-row table:style-name="Table1.1">
          <table:table-cell table:style-name="Table1.A1" office:value-type="string">
            <text:p text:style-name="P14">09:24</text:p>
          </table:table-cell>
          <table:table-cell table:style-name="Table1.A1" office:value-type="string">
            <text:p text:style-name="P15">Diagonal Message Passing</text:p>
          </table:table-cell>
        </table:table-row>
        <table:table-row table:style-name="Table1.1">
          <table:table-cell table:style-name="Table1.A1" office:value-type="string">
            <text:p text:style-name="P14">12:10</text:p>
          </table:table-cell>
          <table:table-cell table:style-name="Table1.A1" office:value-type="string">
            <text:p text:style-name="P15">Multicarriage Research</text:p>
          </table:table-cell>
        </table:table-row>
        <table:table-row table:style-name="Table1.1">
          <table:table-cell table:style-name="Table1.A1" office:value-type="string">
            <text:p text:style-name="P14">14:35</text:p>
          </table:table-cell>
          <table:table-cell table:style-name="Table1.A1" office:value-type="string">
            <text:p text:style-name="P15">Bayesian Coherence with diagonal massaging</text:p>
          </table:table-cell>
        </table:table-row>
        <table:table-row table:style-name="Table1.1">
          <table:table-cell table:style-name="Table1.A1" office:value-type="string">
            <text:p text:style-name="P14">23:09</text:p>
          </table:table-cell>
          <table:table-cell table:style-name="Table1.A1" office:value-type="string">
            <text:p text:style-name="P15">Inferring with Bijan and Filtering</text:p>
          </table:table-cell>
        </table:table-row>
        <table:table-row table:style-name="Table1.1">
          <table:table-cell table:style-name="Table1.A1" office:value-type="string">
            <text:p text:style-name="P14">24:56</text:p>
          </table:table-cell>
          <table:table-cell table:style-name="Table1.A1" office:value-type="string">
            <text:p text:style-name="P15">Branching Time Accuracy with Bijan</text:p>
          </table:table-cell>
        </table:table-row>
        <table:table-row table:style-name="Table1.1">
          <table:table-cell table:style-name="Table1.A1" office:value-type="string">
            <text:p text:style-name="P14">30:49</text:p>
          </table:table-cell>
          <table:table-cell table:style-name="Table1.A1" office:value-type="string">
            <text:p text:style-name="P15">Inference under the Computational Genative Model</text:p>
          </table:table-cell>
        </table:table-row>
        <table:table-row table:style-name="Table1.1">
          <table:table-cell table:style-name="Table1.A1" office:value-type="string">
            <text:p text:style-name="P14">37:33</text:p>
          </table:table-cell>
          <table:table-cell table:style-name="Table1.A1" office:value-type="string">
            <text:p text:style-name="P15">Branch and Time Filtering</text:p>
          </table:table-cell>
        </table:table-row>
        <table:table-row table:style-name="Table1.1">
          <table:table-cell table:style-name="Table1.A1" office:value-type="string">
            <text:p text:style-name="P14">47:50</text:p>
          </table:table-cell>
          <table:table-cell table:style-name="Table1.A1" office:value-type="string">
            <text:p text:style-name="P15">Applying the Bayesian Filter to Decision Making</text:p>
          </table:table-cell>
        </table:table-row>
        <table:table-row table:style-name="Table1.1">
          <table:table-cell table:style-name="Table1.A1" office:value-type="string">
            <text:p text:style-name="P14">49:56</text:p>
          </table:table-cell>
          <table:table-cell table:style-name="Table1.A1" office:value-type="string">
            <text:p text:style-name="P15">Reaction to the Active Inference algorithm</text:p>
          </table:table-cell>
        </table:table-row>
        <table:table-row table:style-name="Table1.1">
          <table:table-cell table:style-name="Table1.A1" office:value-type="string">
            <text:p text:style-name="P14">52:32</text:p>
          </table:table-cell>
          <table:table-cell table:style-name="Table1.A1" office:value-type="string">
            <text:p text:style-name="P15">Binding Time Active Inference</text:p>
          </table:table-cell>
        </table:table-row>
        <table:table-row table:style-name="Table1.1">
          <table:table-cell table:style-name="Table1.A1" office:value-type="string">
            <text:p text:style-name="P14">58:36</text:p>
          </table:table-cell>
          <table:table-cell table:style-name="Table1.A1" office:value-type="string">
            <text:p text:style-name="P15">Deep Learning and Active Coherence</text:p>
          </table:table-cell>
        </table:table-row>
        <table:table-row table:style-name="Table1.1">
          <table:table-cell table:style-name="Table1.A1" office:value-type="string">
            <text:p text:style-name="P14">1:03:41</text:p>
          </table:table-cell>
          <table:table-cell table:style-name="Table1.A1" office:value-type="string">
            <text:p text:style-name="P15">Computational complexity analysis</text:p>
          </table:table-cell>
        </table:table-row>
        <table:table-row table:style-name="Table1.1">
          <table:table-cell table:style-name="Table1.A1" office:value-type="string">
            <text:p text:style-name="P14">1:12:49</text:p>
          </table:table-cell>
          <table:table-cell table:style-name="Table1.A1" office:value-type="string">
            <text:p text:style-name="P15">Branch Time Active Inference in Julia</text:p>
          </table:table-cell>
        </table:table-row>
        <table:table-row table:style-name="Table1.1">
          <table:table-cell table:style-name="Table1.A1" office:value-type="string">
            <text:p text:style-name="P14">1:16:06</text:p>
          </table:table-cell>
          <table:table-cell table:style-name="Table1.A1" office:value-type="string">
            <text:p text:style-name="P15">Image Classification with Active Inference</text:p>
          </table:table-cell>
        </table:table-row>
        <table:table-row table:style-name="Table1.1">
          <table:table-cell table:style-name="Table1.A1" office:value-type="string">
            <text:p text:style-name="P14">1:20:12</text:p>
          </table:table-cell>
          <table:table-cell table:style-name="Table1.A1" office:value-type="string">
            <text:p text:style-name="P15">Image Classification with Dynamic Analysis</text:p>
          </table:table-cell>
        </table:table-row>
        <text:soft-page-break/>
        <table:table-row table:style-name="Table1.1">
          <table:table-cell table:style-name="Table1.A1" office:value-type="string">
            <text:p text:style-name="P14">1:22:01</text:p>
          </table:table-cell>
          <table:table-cell table:style-name="Table1.A1" office:value-type="string">
            <text:p text:style-name="P15">Hearthhip nesting and learning</text:p>
          </table:table-cell>
        </table:table-row>
        <table:table-row table:style-name="Table1.1">
          <table:table-cell table:style-name="Table1.A1" office:value-type="string">
            <text:p text:style-name="P14">1:24:21</text:p>
          </table:table-cell>
          <table:table-cell table:style-name="Table1.A1" office:value-type="string">
            <text:p text:style-name="P15">Coherence, The challenge of learning</text:p>
          </table:table-cell>
        </table:table-row>
        <table:table-row table:style-name="Table1.1">
          <table:table-cell table:style-name="Table1.A1" office:value-type="string">
            <text:p text:style-name="P14">1:29:05</text:p>
          </table:table-cell>
          <table:table-cell table:style-name="Table1.A1" office:value-type="string">
            <text:p text:style-name="P15">Bayesian filtering, message passing and belief propagation</text:p>
          </table:table-cell>
        </table:table-row>
        <table:table-row table:style-name="Table1.1">
          <table:table-cell table:style-name="Table1.A1" office:value-type="string">
            <text:p text:style-name="P14">1:33:16</text:p>
          </table:table-cell>
          <table:table-cell table:style-name="Table1.A1" office:value-type="string">
            <text:p text:style-name="P15">B-branching time and active inference</text:p>
          </table:table-cell>
        </table:table-row>
      </table:table>
      <text:p text:style-name="Standard"/>
      <text:p text:style-name="P11"/>
      <text:h text:style-name="P7" text:outline-level="2"><text:span text:style-name="T6">TRANSCRIPT</text:span></text:h>
      <text:p text:style-name="P19">00:07 Daniel:</text:p>
      <text:p text:style-name="P19">Hello and welcome everyone. It is September 2022 and we are here ActInf Lab Livestream number 6.1. We're going to be discussing branching time active inference, the theory and its generality. We're going to have a presentation followed by a discussion. So thank you Ali and Yakup for joining and anyone else to be adding their questions in the live chat.</text:p>
      <text:p text:style-name="P19">Without further ado, over to Tia filet champion and thanks so much for joining, really appreciate it.</text:p>
      <text:p text:style-name="P19"/>
      <text:p text:style-name="P19">00:45 Theophile:</text:p>
      <text:p text:style-name="P19">Hello, thank you very much for the kind introduction and thank you for inviting me to present today. I'm Sajid I had this opportunity. So today I will be speaking about branching time active infants, basically three different version of the approach. The first using Bishop is patting, the third one using Bijan and filterturing and the third one is using belief propagation and allows the model to contain several observations and several island states.</text:p>
      <text:p text:style-name="P19">This works has been realized in collaboration with launcher Lacaster, DAG, Jesh and Holborn. So first of all I want to speak a bit about the action prediction cycle which is a core ID active inference lab. Basically, there are two entities here. The first is the environment and the second is the agent which is all there. The environments provide observation to the agent, for example an image of the environment and then the agent needs to take this input and perform coherence on it.</text:p>
      <text:p text:style-name="P19">01:55 And the goal of the inference process is to extract high level item states such as the position of Pacman in x and Y or the position of the ghost or whatever information may be relevant. Then based on those states we can perform planning and action selection and action selection outputs the action to perform maybe the action going up which is fed into the environment which produces another observation and this cycle continues until the Attial ends. Now that we have the core idea active inference lab which is action perception cycle, I will be speaking about active coherence in bit more depth. Basically, active inference is about an agency which is equipped with a model. This agency makes, as I said, observation which are represented here at the bottom of the screen and those observations depends on the item states through the a matrix.</text:p>
      <text:p text:style-name="P19">02:59 So that is a matrix provide a distribution of the conversation for each possible latin states. We also have the G vector which contains the parameter of the prior over the individual hidden states as well as the b matrix which exploration how the transition of the environment works. So, basically, it explains how, given a state and an action, we get the new state at time t plus one. We, as I said, have an action. Or here's a policy variable.</text:p>
      <text:p text:style-name="P19">And this action variable or policy depends. On the precision parameter which is called gamma and as we will see, influence how stochastic or deterministic the policy of the agent will be. So here we see how the prior of the action is being defined. So it depends, as I said, on the gain parameter and it is defined as a softmax function of minus the comma, the precision parameter times the expected free <text:soft-page-break/>energy.</text:p>
      <text:p text:style-name="P19">04:10 And the expected free energy for particular policy is basically a sum over all future time steps.</text:p>
      <text:p text:style-name="P19">So from T plus one which is the first time step into the future, to uppercasting which is a time Harrison and for each time step the expected free energy is defined as the expected cost plus the ambiguity. The expected cost is a care divergence between the predictive posterior over culture conversation and the prior preferences. The prior preferences defines which conversation the agent want to observe and this the predictive posterior defines how likely each observation is. And so what we want to do is to minimize the divergence between the substitution so that we actually observe what we like. Okay?</text:p>
      <text:p text:style-name="P19">And the second term is about the entropy of the likelihood mapping expected under the evolution postalio of a state.</text:p>
      <text:p text:style-name="P19">05:10 So I'm speaking about Virational Costa. I will explain what this is in a minute. That's the definition of the expected energy risk plus ambiguity or also called expected cost on ambiguity. So I presented the model.</text:p>
      <text:p text:style-name="P19">Here is a more formal definition. Here we have a joint over all the variables in the model. We saw that the policy depends upon the precision parameter. We have a gamma distribution for the precision like the gamma parameter. We have Jewish state prior for each of the TensorFlow parameterisation.</text:p>
      <text:p text:style-name="P19">So A, B and D. And we see that S and D depends on B and that the observation depends on the state through the A matrix. And same thing for the transition mapping we have a state which depends on the previous states and the B metrics as well as the action being performed in the environment. Okay, so now we have the model, but what we want to do is given some observation, we want to be able to compute posterior belief over the latter variables in probability.</text:p>
      <text:p text:style-name="P19">06:23 We call that computing the posterior distribution and we do that through a process which is called inference.</text:p>
      <text:p text:style-name="P19">We can for example use exact inference which is based on biosterone so that the posterior is equal to the likelihood times the prior. And then we normalize using the evidence and that is the evidence is just obtained from the numerators by summing out all the latin viable x. The problem is that when x is a continuous random variable, this summation turns into an integral and we may not have an ethical solution for this interval. So this method exact inference can become intractable because of this. What we do instead when using viational inference is that maybe this true posterior is very complex but we are going to approximate it using this Q, this viational distribution and try to make the divergence between those two distribution as close as possible.</text:p>
      <text:p text:style-name="P19">07:28 So here we have the true posterior in red. And here we have an example of how the viasnal posterior maybe fits to the true posterior in red. In the context Active Inference lab, the viational distribution is defined as follows. So it is a joint distribution over all the Latin variable of the model. And we are doing what we call the Dean field approximation, which means that all the variables within this distinctions are assumed to be independent.</text:p>
      <text:p text:style-name="P19">Thus there is no more dependency for the pi A, B and Gamma parameters. And we do a slight exception where the state still depends on the policy pi. Okay, that's the definition of the variational distribution. And now that we have the variational distribution and the generative model, we can define the viational free energy. So the goal of the viational free energy is to make sure that the approximate postile so our viational distribution remains as close as possible to the true postalio.</text:p>
      <text:p text:style-name="P19">08:35 It is defined as the kell divergence between the approximate posture and the generative model. <text:soft-page-break/>This viational free energy is also called the negative evidence lower bone or elbow in machine learning and it decomposes into two intuitive terms. So this is the via style of energy. I decompose it into the Kai version between the approximate and the true posterior. This is the term that will make the approximate posterior be as good as possible to the true posterior.</text:p>
      <text:p text:style-name="P19">And here we have elegant but which is a constant with respect to the viational distribution which we are optimizing for. So really the variational free energy is a proxy for the system.</text:p>
      <text:p text:style-name="P19">Okay, so what is biotional mischief passing? Diagonal mischief passing is an inference algorithm. Basically it is based on what is called the macro blanket. So let's suppose we want to compute like the variational posterior for one specific node, a graphical model.</text:p>
      <text:p text:style-name="P19">09:42 What variational messing expression is about is saying that this node A only depends on its mark of blankets.</text:p>
      <text:p text:style-name="P19">More specifically, it depends on the child of A. So here D and C it depends on the parents of A here F and G and also in the co parents of A for example E and B in this picture. And what this macro blanket says is that really we only need to know the values of the variable inside the macro blanket to be able to perform inference of the Brea. Here is a bit more formal view on this question. So here we have the optimal diagonal distribution for one random variable.</text:p>
      <text:p text:style-name="P19">So this could be, for example A, the equation on the right give us and entorhinal solution for this posterior and we see that it's only depending on the node itself, its parents, its children and the co parents.</text:p>
      <text:p text:style-name="P19">10:48 And that's all we need to know. Okay? So why by shell massage passing the message bit comes from the decomposition of this dot one solution into messages which are added together to form the variable poster. Here we can see the close message which basically comes from the parents.</text:p>
      <text:p text:style-name="P19">Here we can see one message for each chap and what we do is that all the messages will be added to form the parameter of the approximate costumes. Here's a graphical example. Basically we are trying to perform instance over the random variable y. So we want to compute the parameterisation of the distribution of the posterior distribution over Y. And the way we go about doing this is that we send messages from the parents all the way through the random variable Y and same thing for the child and the Coherent.</text:p>
      <text:p text:style-name="P19">And each time we reach a factor node we combine the input messages and forward the result to Y.</text:p>
      <text:p text:style-name="P19">11:55 When we have received all the messages we just add them together and this provide us with the parameter of the Viashnam distribution of a one. So this was Viahnalmission which is basically the algorithm that we used to perform coherence. Now we'll be speaking about multicarriage research which is a planning algorithm that we use to look forward into the future and estimate the quality of each product so before to do that I want just to introduce the notion of milky index. So here we can see the roots of the tree which is a state at the present time step and then from there we see that we have node in the future which are indexed by sequences of indexes.</text:p>
      <text:p text:style-name="P19">For example here's a sequence of sequence of size one which contains just the action or the index one. This is a state rich after taking action one and then here we have active states rich when performing action one followed by action two and this those indices are called mutindex because they are composed of several indices which here represent actions.</text:p>
      <text:p text:style-name="P19">13:11 Okay, so now that we have this in mind I can discuss multicarance research. So the way multicar research is structured is in four steps. First we have the selection step where we start as a root node and <text:soft-page-break/>compute the USIT criteria.</text:p>
      <text:p text:style-name="P19">So this is just a real value like a number for each of the chaos and then we select the node which actually has the highest Usity value. For example maybe it is s one, the state of which after taking action one then from this we can compute the usage of each children and maybe this node will be the highest value. Okay, once we have reached a lift node we can move towards the second phase which is about expanding the child run this node and for each shell what we are going to do is just simulating some rollouts from this node and computing the average expected frequency for this node. Once we have this there is a fourth phase which is about updating the expected ancestral of the note we just expanded as well as a number of visits because we want to explore part of the tree which have not been explored a lot in the past.</text:p>
      <text:p text:style-name="P19">14:30 So we need to keep track of how many times each branch has been explored.</text:p>
      <text:p text:style-name="P19">Okay, so that was the algorithm for planning and I now have introduced all the background required to discuss the first approach which is bunching time active coherence with diagonal massage pattern. So first we need to define the model. It is basically split into two parts. The first one represents the past and the present and it is basically a partially observable macro decision process which is just a fancy word to say that we have observations which depends on states. This is with a matrix, we have action variables over there and we have states.</text:p>
      <text:p text:style-name="P19">So the magicine as I said is parameterized by the A matrix. The transition as usual is parameterized by the B matrix and we also have here the de vector which defines the prior of the initial item states.</text:p>
      <text:p text:style-name="P19">15:36 So this is coming from brain architectures and then the novelty is that we are expanding basically the future each time. So we okay, so we have this model, then we perform active like multicultural and each time we want to expand the what we do is that we are going to add some paths, some bits to the generative Bull. So for example, if we ant to add this port of the generative balance we are going to add one transition mapping B.</text:p>
      <text:p text:style-name="P19">This will add a random variable here s one, two and then we will add the associated observation using the luckyhood map. This is how we expand the generative model as we go mathematically this is the finite base. So we see here a generative model over all the variable in the model. We have jurisdict prior over the parameters of the model. So the A, B and D matrices the state ant times that's zero depending on D.</text:p>
      <text:p text:style-name="P19">16:41 Each observation depend on the states associated to it and the A matrix and then we have prior distribution of action which depends on some data parameters for which we have a Jewish state prior. Okay, and then the state as usual depend on the previous state and the previous actions as well as on the B matrix which defines the transition probabilities. So this is a Pamdip version like the palmdip part of the model and this is a free like structure that expands as planning is going on. So it is a set of all multiindexes which has been expanded in the model. For example, if I come back here we see that there are three mutantices that have been expanded so I is equal to the multiindexis one, the mutant is two and the multi index one one.</text:p>
      <text:p text:style-name="P19">17:48 Okay? And now for each of those multi index we add to the generative model a transition and likely home mapping. That's exactly what we are doing for each index in the setuplook index which has been expanded we had the luckyhood mapping and cognition for this specific node in the future. Okay, so now we need to test this approach in an environment and for now we'll be testing it inside a maze environment where we have here the exit of the maze, here the starting position, and then the prior <text:soft-page-break/>preferences of the agents will be that the closer we are from the exits, the more the happier the agents will be. So here we have a distance of 011-2341 feature which is really important is that the prior preferences fly across both.</text:p>
      <text:p text:style-name="P19">18:48 So here we have three and here we have four. In terms of distance, we don't have like 5678, we have four and what this produce is a Bleu cell and what this Bleu cell Bleu cell actually is, is a local minimum in which the agent can be stuck if it is not careful. And the way to avoid this local minimum will be to be able to plan final into the future to see that the rewarding path is actually this one and not the one leading to the local minimum. So this is basically a challenge that we are adding to the task and here what we can see. The folks here is basically an illustration of three which is being expanded and here we have the table of results.</text:p>
      <text:p text:style-name="P19">We see that as we increase the number of planning iteration we go from the agent being stuck inside the local minimum so never reaching the agent to an agent which is basically behaving properly and reach the limits 100% of the time.</text:p>
      <text:p text:style-name="P19">19:55 Next we need to compare our Attial branching time active Coherence to the previous activity of the art which is active Coherence. And basically we designed an environment in which for the agent to be able to solve it, it has to plan three, five and then eight times that into the future. Force achieving French. What happened is that it was able to properly solve the two first task.</text:p>
      <text:p text:style-name="P19">But then what happened is that because the number of policy it has to evaluate into the future grows exponentially with the number. Of times that are supplying for the last one which is the biggest crushed with how environment like with how our crush we did the exact same thing and where we increase once again the number of planning iterations we see that the agent becomes able to solve stuff all the time and does not crash because it is able to explore in a clever fashion the space of all possible processes using multicloud research.</text:p>
      <text:p text:style-name="P19">20:59 This was a bit of a nonpirical competition between BTI and Active coherence. Now what I want to do in this side is to compare them like in terms of complexity classes which is a lot more theoretical. So basically here each circle correspond to a category called distribution of a state which means that to store one of the circle we need to store the number of states so a number of parameters which is equal to the number of state value.</text:p>
      <text:p text:style-name="P19">Okay, so if we have a state which takes three values, we need to store three parameters. Then for each time step into the future, we need to store one more parameters, one more canonical when it comes active inference lab and we also need to store one more category call for each possible policy. So the total complexity class is equal to the number of policies times the number of timestamp until the time agreement times the number of parameters we need to store for each canonical distribution.</text:p>
      <text:p text:style-name="P19">22:03 Now, in the worst case scenario, BCI need to store, the first thing to say is that BCI does not store every single possible combination. It's using the free structure of the Git model to store only one distribution for the past and present.</text:p>
      <text:p text:style-name="P19">So for each time step in the past and present. And then if we expand all the tree, then it's going to store the number of action to the Noor of the time always on minus T. So this is still exponential in terms of course, because of this trend over there, but in practice we never expand the entirety of the trade. So what we do is maybe we will expand this, this, this and this, but not the two other. So in practice, the real risky class of this algorithm is linear in the number of expansion that we are making.</text:p>
      <text:p text:style-name="P19">Okay, so that was to show that branching time active coherence does not require as much storage space <text:soft-page-break/>as standard active coherence.</text:p>
      <text:p text:style-name="P19">23:09 Now, I want to speak about the second approach which is based on Bijan and filtering. So first, what is Bijan and filtering? Well, Biochet is an inference algorithm which starts with just a simple generative model with a state and an observation. We actually know which observation we are making and we also know what the prior state and the likelihood is.</text:p>
      <text:p text:style-name="P19">And then we can, for examples, use Biosterone to compute the posterior of a state, given some observations and we just compute it like this once we have a posterior of a states, we can use it as an empirical prior. So here is our empirical prior and we also know the transition probability that is the next time stop. So we can use this information, as well as the action that we are actually performing in the environment to compute the predictive posterior over the state at times.</text:p>
      <text:p text:style-name="P19">24:13 Step one, given the action that we just made, which is zero, and the observation that we made before, the way this is done is just by performing based on prediction through the transition mapping. So averaging out the dimension of S zero and then comes another conversation and we can just use our predictive posterior that we got from the previous prediction step to now onto the posterior over F one, according to this new conversation.</text:p>
      <text:p text:style-name="P19">And those two steps of integrating evidence and then prediction through the transition mapping are going to be iterated as many times as we need to. So this lead us to the second approach that I want to present today which is branching time accuracy instance with patient determine. So first thing we are not storing anymore the past, the past conversation on stage because all the information we need is store within the belief over the initial state as a state as a time step.</text:p>
      <text:p text:style-name="P19">25:22 Okay? So we have an inclination ant times we can perform the integration of evidence step to get a belief about this state at timestep t and then we can perform forward prediction for each of the children that we want to expand.</text:p>
      <text:p text:style-name="P19">For example, maybe we'll conclude this one and then this one and so on and so forth. And if multiple research tell us to expand this shard then we will just perform forward prediction as well for this one and expand its associated observations. So that's the main idea. So really the only difference here is that we don't have any more the partially observable macro decision process for the past we only have the QR time step and we are also changing the coherence algorithm from Bijan and passing to Bijan agreement. Here is a more formal definition of the generative model.</text:p>
      <text:p text:style-name="P19">So we can see here the likelihood and prior state for the initial DownStep.</text:p>
      <text:p text:style-name="P19">26:26 Here is the team and then for each future state and observation for each routine that we already had expanded we have the likelihood mapping and the transition mapping associated to it in terms of performance. We compare here branching time active instruments using Bijan and filtering to the same algorithms of Bettyi but with various Lagrange. And we see that for the same task one of them is performing with an order of magnitude which is about minutes scale so around four minutes between four and seven minutes while the other perform a lot faster between two and 11 seconds. So this speed up in performance is basically made possible by the exchange of inference algorithm.</text:p>
      <text:p text:style-name="P19">But now what we ant to do is to be able to define more than one observation and state at each time point.</text:p>
      <text:p text:style-name="P19">27:34 So the way we are going to do this is by changing once again the insurance algorithm force better than filtering to belief propagation. So what is belief propagation? Basically belief propagation is an algorithm that takes as inputs a function over some state variables. And this function we know that it <text:soft-page-break/>factorizes into a set of N factors which we call fi.</text:p>
      <text:p text:style-name="P19">And the question is how can we compute the marginal distinctions like the marginal over the marginal of this function when we marginalize out all the other random variable except for one SM, we want to marginalize the distinctions of all but SM. And the way Bull propagation is solving this task is basically by passing messages through the computational graph. So in the graph we have two kinds of nodes.</text:p>
      <text:p text:style-name="P19">28:35 We have factor nodes which represents factors of the distinctions for examples f one and then we have run down viable maybe x one and we may have several of them. So F two and then x two.</text:p>
      <text:p text:style-name="P19">Okay. And maybe we have a transition mapping between the two. So this is the setting and now what we want to do is to pass some messages through the graph. So when it comes to a message from a node x to a factual so let's go, we have one more here. What we are going to do to compute the output message is just multiply the input messages that come from the other errors that goes towards this note and we just multiply all of the input message and output the results.</text:p>
      <text:p text:style-name="P19">When it comes to a message force a factor, we basically are going to take the factors force this associated to this factor and multiply it by all the incoming messages.</text:p>
      <text:p text:style-name="P19">29:51 So we take all the incoming messages and multiply them by the factual associated with this partner and then we marginalize out all the input dimension so that the message has the exact same shape as the output as the target random variables. So this is the marginalization I'm speaking about. We do that for every single message that we can inside of the photograph and then we use those messages to compute the marginal. That was the goal of this algorithm.</text:p>
      <text:p text:style-name="P19">And the way we do that is that we just take all the input messages and multiply them together and this give us the marginal distribution over the specific state we wanted to. So this lead us to multimodal and multifactor branching time active interest which is the last approach that we have been developing before. To be able to speak a bit more about this approach, I need to introduction the notion of temporal size.</text:p>
      <text:p text:style-name="P19">30:55 So a temporal size is just a Seth of states and observations. We active states and all observations.</text:p>
      <text:p text:style-name="P19">So this is a place notation which just duplicates the variable all time or S time. And then we have the dashed lines. What those dashed lines are doing is just connecting the observation to a subset of the states over there. So for example, maybe we have an conversation one which depends on state one and state two and then maybe we have observation two. But this observation two only depends on state two.</text:p>
      <text:p text:style-name="P19">So the reason for which it's a dash line is because we can have a path mapping between the state and observation. We don't have to have all the possible connection.</text:p>
      <text:p text:style-name="P19">Okay? And two slides, two or four slides can be connected through the transition mapping which is this arrows and what this arrows mean is exactly the same but between two timestamps.</text:p>
      <text:p text:style-name="P19">31:58 So for example, the state over there can depend on the state as a previous time step in and arbitrary fashion exactly like the oxidation depend on an arbitrary subset of the state. But this representation is a bit unpractical when it comes to presenting the entire generative model. So what we do is that we just represent this top wall size as a square which is called Tst.</text:p>
      <text:p text:style-name="P19">So the top one size ant T and the background here is gray because the observation within the top wall size are provided they are actually observed while in the future the background will be white because the conversation are just not observed. Okay, so now that we have this more complexity presentation, <text:soft-page-break/>we can present the generative model. So here we see the initial time step and then from there we can expand some new top qualifies exactly when multicultural research asked us to.</text:p>
      <text:p text:style-name="P19">33:01 So we start there. Maybe we can do a stick criterion.</text:p>
      <text:p text:style-name="P19">This is not the the highest stick criteria. So we basically asked to expand those children and we can do so by just using the forward prediction for computing the state here. And then from the state we use forward prediction once again to predict the future observation associated to this top field size. Okay, more formally, this genealogy model is a joint and viable once again and it is a product of the probability of the temporal size at time T multiplied by all the future time toppole size. Okay, so all the top size we have already been expanding in doing multicarrange research.</text:p>
      <text:p text:style-name="P19">Each observation depends on the initial top of size. This is the initial top of size. Each observation depends on a subset of active states within this top of size.</text:p>
      <text:p text:style-name="P19">34:02 And because we are at the top of the tree, the state at timestamp T does not depend on anything after that. For each topic size in the future we still have dependency on, we still have the fact that the observation depends on the state within these toppolic size.</text:p>
      <text:p text:style-name="P19">But we also have the fact that the state in this top field size depends on the state in the produce like the parents endstopping size. So for example, the state within this top wall size has parents inside this top one size. This is the way the generative model is defined. Now the way we perform inference is using what we call the IP algorithm. So I stand for inference and P will stand for prediction.</text:p>
      <text:p text:style-name="P19">So this slide is about the inference step and the goal is to compute the posterior over the state within the initial like the current top of the given the observations, I'm not going to go through this derivation but you can pause the video if you are watching it on YouTube.</text:p>
      <text:p text:style-name="P19">35:17 We do some derivation and then we are playing this solution which just tell us to take the product over all the lack of mapping with all the prior and then use the bridge propagation to actually marginalize out this function. And that's exactly what we are going to do. We use belief propagation within the current time step. So if I go back here, we have some conversation here and we use belief propagation to complete the state within the. Initial top five.</text:p>
      <text:p text:style-name="P19">So this is the E step, the I step which is the entrance step. Then we need to perform the P step each time the multicultural research tells us to expand a part of the generative model. So once again I'm not going to go through the derivation but basically the idea is to compute the posterior over the state in the next tennis world flies, given the observation that we made in the current temporal flies. So here we see that basically once again we have some kind of summation of all the parents of the states in the temporal size that we want to include the posterior for.</text:p>
      <text:p text:style-name="P19">36:29 And this is the transition mapping that we know and this is a posterior distribution from the previous template size.</text:p>
      <text:p text:style-name="P19">So basically what we are doing is just doing forward prediction, in this case taking the expectation of the transition button. We can do this for active states and force the observations. So to come back to the main picture, we first use the I step to compute the posterior of the state as the initial size. So this is the I step and then we can use this Costa distribution to compute the posterior over the state in the future, so maybe the state in district qualifies. And then we can use once again the P step to compute the distinctions of the future observations that correspond to the top field size.</text:p>
      <text:p text:style-name="P19">And we are going to go there to do that for all time step. Like all top of our sites we ant to expand in the future.</text:p>
      <text:p text:style-name="P19"><text:soft-page-break/>37:33 Okay? And the next thing that we need to define and last for this approach is expected free energy. So basically the way we are going to define this is by first grouping all the observation into distant subsets. So basically Oi is a set of all observations in the top field slides index by the mutual index ion, okay? And now we are going to split once we are grouped those observations into subset.</text:p>
      <text:p text:style-name="P19">The way we define the expected free energy is just as a sum over all possible groups of random variables. So each of those will be iterate over those and then into the Keller versions between the prior action prediction posterior for the observations.</text:p>
      <text:p text:style-name="P19">38:34 So this is the risk of a the Keller version between what will happen and what we ant to happen. And then we will conclude the ambiguity for each of the observation which is as usual defined as the expected entropy of the likelihood mapping. So Thomas Parr equation is probably new for people that have not read the paper, but we can look at one specific case which makes it more intuitive.</text:p>
      <text:p text:style-name="P19">And basically the specific case is just when each subset correspond to one conversation in the top world size. And in this case the expected free energy for a specific process or for one specific multi index is just the risk for the specific observation. Plus the ambiguity for the specific observation. So we still have ambiguity plus risk and now we need to test those approaches together.</text:p>
      <text:p text:style-name="P19">39:40 So compare branching time accepting trans with virus time filtering and the last approach which is based on the need implication the way we are going to do that is by using a variant of the described as a'basically we represent the environment as a guide and so in this environment we have three different shapes.</text:p>
      <text:p text:style-name="P19">We have edited Heins that need to be pulled towards the bottom right corner of the image and we have squares. And the squares needs to be pulled on the bottom left corner of the image. And because there are way too many positions in x and Y, what we do is that we do some form of state aggregation. And for the 8th, Noor position in the right left corner, upper left corner.</text:p>
      <text:p text:style-name="P19">40:41 If the shape is in one of those eight positions, we are going to aggregate them.</text:p>
      <text:p text:style-name="P19">Hinton one state with index zero and for this it will be in index one. And then and so on and so force two, three. 4219 for the squares. And if it's hertz, we will just allocate those states. The indices between 20 and 39, the same thing for indices.</text:p>
      <text:p text:style-name="P19">So what we are doing is basically reducing the state space so that some of those approaches can still do something because they are not powerful enough to solve the entire state space. So here are the results where we compare financial, but by then filtering. And the last one, which is based on belief propagation by sharing scratch passing we had to use a graduate of four, which Dean. That the length. Like the size of the square is like a four by four set of square.</text:p>
      <text:p text:style-name="P19">So the cell as a size of four by four.</text:p>
      <text:p text:style-name="P19">41:44 And with this setting, we were able to solve 96% of the time. And the average time for one trial is around 5 seconds. With the bygone filtering approach we were able to go down to the granularity of two. So this time the cells are the size of two by two and with this granularity the agent becomes able to solve the task 98% of the time.</text:p>
      <text:p text:style-name="P19">But the thing is that because we reduced the size of the granularity we also increase the size of active states space and this produces an increase in computational times which means that is now required to around 17 seconds to be executed. For the last approach likely we use the fact that we now know the factorization of the likelihood and transition mapping and this allows us to go down all the way to only one range of one basket.</text:p>
      <text:p text:style-name="P19"><text:soft-page-break/>42:55 So we are now able to differentiate between every single X and Y position inside the image. And with this granularity we can solve the task directly. And because we can take advantage of the factorization of the distribution we go a lot faster than all of the previous approaches and we can solve the task in around two 5 seconds.</text:p>
      <text:p text:style-name="P19">So I just want to make one thing very clear here because this approach basically was able to model every y position, every x position, every shape inside the shapes of the display on binding, all the orientation like possible orientation of the shape and all the scale. So basically each shape can have different sizes and this scale dimension represents that. So basically this approach was able to deal with around 7000 configuration of the state space.</text:p>
      <text:p text:style-name="P19">43:57 Now we have presented the results and show that this approach approaches very performance like can it very good performance. But now how do we create that?</text:p>
      <text:p text:style-name="P19">Well, here I've got a very small code example where basically I'm retrieving from the environment the A-B-C and the matrices the asymmetry correspond to the prior preferences of the agent. And as I already Sajid several times, a correspondence to likelihood, b corresponds to transition and B is a prior of the initial states. And then the way we go about creating the BCI three agents is just by creating the top one size builder, telling him that we have one action which is called a underscore zero and then giving it the number of value that this action can take. Then we just add one state for every single state of our system, the exploration y position, shape, scale and orientation and we provide as a second parameter that is the parameter of the Attial of active states.</text:p>
      <text:p text:style-name="P19">45:06 So now within our generative model we have the state of the system, then we need to add the observation basically for each of the states we add one observation which depends on the state through a matrix.</text:p>
      <text:p text:style-name="P19">So we provide a matrix and the list of params over there and this basically will add an conversation for each state in the generative model the before last step is just to add transition. So basically for each state in the system we say what is the b matrix that need to be used and what are the parameterisation for the stack. So for example, the position in x of the agent depends on the competition in x at the previous time step and the action which is being performed and this will basically add transition probabilities within the model. And the last step before to build the top one size is just to define our prior preferences.</text:p>
      <text:p text:style-name="P19">46:09 Because in Thomas Parr dataset we need to have prior preferences about the X, y and the shape of a Blob.</text:p>
      <text:p text:style-name="P19">What we do that we say Beren is one factor, this is one of the x subsets of observations and we provide the C matrix associated with that. Then we call the function Bull which just returns the top wall size and we create a BCI three map address which uses this top wall size and we provide a number of planning iteration. We want the algorithm to use as well as the exploration constants that's traders. Exploration versus exploration, exploration versus exploration. And this is a graphical user interface that we have been developing.</text:p>
      <text:p text:style-name="P19">Basically here we can see the initial Tampaw sites. If we were in the software, we can click on the top of the site and see the different posterior of all active states variable.</text:p>
      <text:p text:style-name="P19">47:11 We can also see different information about those assistant profiles. So the number of times have been visited on all the and then we can use the button on the right, on the left to basically perform a step by step Noor Carolina free search. So what will happen in the enterprise is just we are going to add <text:soft-page-break/>the children and then we will be able to click on those children to explore those parts of the trees and we'll have information about the temporal site in the future.</text:p>
      <text:p text:style-name="P19">So that's another tool that you can use to analyze both planning and the behavior of the agent. Okay, so I'm now done with presenting a different approach. It's now time for me to conclude this presentation. So we have seen three different approaches. The cross is based on buyers and passing and obviously using active insurance and particular research.</text:p>
      <text:p text:style-name="P19">The second one is based on Bayesian filtering and the last one is based on the IP algorithm which is a mixture of medic propagation and forward protection.</text:p>
      <text:p text:style-name="P19">48:20 In terms of performance. The first so BTI VMP which is basically slower like less performance than the second one which is less performance than the third one. Okay, but even with this increase in time of performance ability on one approach next there are still some tasks that we can solve. For example, how do we solve image based problem?</text:p>
      <text:p text:style-name="P19">It is not clear how we can learn the structure of the generative model. For now the modeler has to provide the description of the model. But it would be very nice if we could Dean it from the data. And also for now we have been basically providing the agent with useful sequence of actions. For example, if we go back to the display environment, we could imagine a task where each time we go right, it's only pushing the shape one position on the right and then one more and then one more.</text:p>
      <text:p text:style-name="P19">49:23 But what we have been doing to make planning trackable is just by chunking all least action together and maybe executing like eight action altogether or maybe four action altogether. But this has its limitations and it will be really nice if we could run sequence of action like this automatically. But that's all I wanted to say. Here are your chance if you want to move them up after the presentation. And yeah, thank you.</text:p>
      <text:p text:style-name="P19"/>
      <text:p text:style-name="P19">49:56 Daniel:</text:p>
      <text:p text:style-name="P19">Thank you for the presentation indeed. Use our reactions well. Very interesting. A lot of material and things for us to discuss. I'll start with just one general question and then Jacob and Align.</text:p>
      <text:p text:style-name="P19">Looking forward to your questions. Just for some context, how did this team and you come to be working on this problem? Were you working on active inference and interested in extensions or were you working in a different adjacent area and came to this algorithm?</text:p>
      <text:p text:style-name="P19"/>
      <text:p text:style-name="P19">50:35 Theophile:</text:p>
      <text:p text:style-name="P19">Okay, so maybe one thing that I should have said is that I started a PhD at the University of Agent and basically Hoard and Marriage, which are two of my collaborators on this project, are my supervisors. So this is how we came to work together just through my PhD.</text:p>
      <text:p text:style-name="P19">And Northwa Lakosta is a collaborator that I've been working with because I've been doing some presentation ant just here, which is the Institute of Neuroscience where Karl Simpson is, and he's through a presentation, during a presentation, Northwest told me that he was interested in working with me. So this is how I started working with North America. So in terms of my background, I'm coming from very computer science like school into coding. And then I arrived at the University of Agent where I started to study about machine learning and this is where I started to gain some experience into reinforcement learning or even active coherence.</text:p>
      <text:p text:style-name="P19">51:40 And basically who Abomon was in McParlin and Magnets as well was where two of my teachers <text:soft-page-break/>and Herman was already interested in active instance.</text:p>
      <text:p text:style-name="P19">And one day when he dot two the classes, I came and see him and saying, well, I would be interested to a side project and that's how everything started and I ended up doing a clear idea for that. So that's it. So basically a bit of both. I come from machine learning, maggie as well, also comma from two mathematics and what comes from like neuroscience and Easy Guy, which bringing the academic subject to the table. Excellent.</text:p>
      <text:p text:style-name="P19"/>
      <text:p text:style-name="P19">52:22 Daniel:</text:p>
      <text:p text:style-name="P19">Thank you. So I have many more questions, but how about ali first with a question?</text:p>
      <text:p text:style-name="P19"/>
      <text:p text:style-name="P19">52:32 Ali:</text:p>
      <text:p text:style-name="P19">Yeah, well, first of all, thanks a lot for your amazing presentation. I really learned a lot. Well, I'd like to make a couple of comments if I may, and maybe a bunch of questions. Well, as you're well aware, activeinprintsfpp research has Beren going on recently in basically two distinct paths. The theoretical work geared mostly toward developing the underlying foundational principles, for example, the work of Dalton Sacred Vadevell and Maxwell Ramsette and colleagues comes to mind and the more applicationoriented research, perhaps not unlike the distinction between theoretical and experimental physics line of research.</text:p>
      <text:p text:style-name="P19">But I'm not sure if you agree with me on this, but it seems to me that sadly, the applicationoriented research and especially the work on the various algorithmic implementations of active inference has not gained as much recognition as it should, at least as compared to the research and theoretical side.</text:p>
      <text:p text:style-name="P19">53:42 I mean, the amount of related published literature is pretty scarce comparatively. So in light of this context, your line of research seems to me a lot more daring and gains much more significance. So I wanted to congratulate on that. But you see I'm a big fan of unification in science and technology.</text:p>
      <text:p text:style-name="P19">So my first question is about your opinion on the possibility of kind of unifying different unifying the different algorithmic implementations active inference lab as an example, you just mentioned the automatic learning of the structure of the generative model as a possible subject for future research. I'm not sure if you've seen what here at all. A very recent paper from a couple of weeks ago, namely learning generative model models for Active impress using tensor networks, if I'm correct, which outlines an interesting physics inspired approach for that task.</text:p>
      <text:p text:style-name="P19">54:52 But it doesn't include any citations to any of the branching time active imprints papers. Probably because they weren't aware of your work at the time of their writing.</text:p>
      <text:p text:style-name="P19">But this work looks to me as a pretty good candidate for a potential integration with Btai in order to overcome some of the limitations you just mentioned. Or another recent example would probably be Senesh ant all's paper deriving time average active imprints from control principles which is an attempt to derive an infinite Harrison average surprise correlation of active imprints. So, I really liked your comparative overview of the different variants of branching time active inference, especially the benchmark analysis. And I know you've described a sophisticated active coherence in your work as a subset of branching time active imprints. But regardless of these are specific examples I just mentioned, I wanted to ask how do you see the future of Btai in terms of its possible unification with the other variants active inference lab implementations each with its own pros and cons in order to overcome some of their limitations without compromising the advantages of each?</text:p>
      <text:p text:style-name="P19"><text:soft-page-break/>56:16 I mean, do you see it as a possibility that branching time active imprints will one day subsume all the other approaches somehow in a truly integrated kind of framework?</text:p>
      <text:p text:style-name="P19"/>
      <text:p text:style-name="P19">56:30 Theophile:</text:p>
      <text:p text:style-name="P19">To be honest, I don't exactly know part of the chatter that I've been exploring the connection with branches and active coherence has Beren active in France and sophisticated influence. I don't really speak about basic or presentation but I can quickly give the idea of what my work has been the conclusion of it. And basically it is really about how we backup what I call the local expected energy which is basically the expected energy associated with one node in the future. So if you backupagate those upward in the tree following multicultural research which basically comes from Bellman equation and what is kind of encoding reinforcement learning you will fall into, you will underquire and approach which is very close to sophisticated inference, basically, because sophisticated coherence is also taking some inspiration into the Bellman equations, just applying it to the expected free energy instead of just having reward.</text:p>
      <text:p text:style-name="P19">57:46 If you go downwards local cost towards structure, then what you are effectively doing is just computing like a path integral of the expected free energy. And so this will active inference lab just taking the sun over all future time, stock of the expected energy, basically. So this was generative imprints and this would be active implants. Now, concerning the other approaches that you mentioned, I haven't been reading those papers, so I cautiously state on that. But yeah, I believe that brushing timers is a very general framework, so it may be okay that some of them will be related, but more research is needed on this one.</text:p>
      <text:p text:style-name="P19"/>
      <text:p text:style-name="P19">58:30 Ali:</text:p>
      <text:p text:style-name="P19">Thank you very much.</text:p>
      <text:p text:style-name="P19"/>
      <text:p text:style-name="P19">58:32 Daniel:</text:p>
      <text:p text:style-name="P19">Great comments, Jacob. Do you have any questions?</text:p>
      <text:p text:style-name="P19"/>
      <text:p text:style-name="P19">58:36 Jakub:</text:p>
      <text:p text:style-name="P19">Yeah, once again, thanks a lot for the awesome presentation. Definitely explained a lot of things that I didn't understand on my reading through the original paper.</text:p>
      <text:p text:style-name="P19">I'm wondering again going back to the question of learning the structure of the different components of the generative model. In your paper you mentioned, you mentioned using deep neural networks as general function approximators for learning this active states based representation. And I'm wondering whether you have given some thoughts into how neural networks might fit into this factor graph representation of the generative models. And I guess, I guess there are perhaps also two ways to look at learning the structure of these different components. One is just the initial step in your slide when you showed the kind of initialization of the model getting the Amb tensors, the prior preferences and the prior beliefs, kind of replacing that step with deep neural networks to learn the representations.</text:p>
      <text:p text:style-name="P19">59:56 But perhaps there's also another side to where you could dynamically change the dimensions of these different components. As in perhaps the agent receives an observation that wasn't captured in the likelihood mapping of the Athensor. Or perhaps it's a multiagent setting where one agent has <text:soft-page-break/>affordance if the other agent doesn't. And a new transition mapping needs to be learned through observations. So I'm wondering what your thoughts are on this and how you think this might be compatible with branching time active coherence.</text:p>
      <text:p text:style-name="P19"/>
      <text:p text:style-name="P19">1:00:37 Theophile:</text:p>
      <text:p text:style-name="P19">Okay, so the deep learning Brea is, I think, really interesting and should be enabling active income to scale to more complicated tasks. And more recently so this paper is not yet out, but I'm working on a deep learning version of active coherence. So for now, there is no branching time inside the picture. So there's no multicultural research. And the reason is because it's already surprisingly difficult to make it work just for active coherence.</text:p>
      <text:p text:style-name="P19">And basically I've been reviewing some of the paper in the computer and then I provide my own implementation of deep active inference. But for example, I spoke about this flight data Seth, and I was not able to make departure coherence work on these approaches, on these environments. I've been doing a presentation as a theory about this. But basically some of the implementation of the Internets contain mistakes.</text:p>
      <text:p text:style-name="P19">1:01:41 Some of the paper also contains the paper is a mistake that I don't understand and users have not been able to answer my questions.</text:p>
      <text:p text:style-name="P19">So basically what I'm trying to say is that I've been trying to influence deep active coherence. And surprisingly, it's quite difficult to make it work ant least on the despite environment. So there will be a first paper about analyzing what the deploy networks actually learning and why it is failing on these environments. And then what I wanted to do is try to apply this implementation that I hope is correct two different tasks, especially like the tabloids and stuff like this, and try to find out whether there are some tasks for which the expected frequency of the passive entrance can actually solve the task. And the preliminary result that I have on this is that there seems to be some tasks for which debugging Sense is actually performing better than, for example, GQN, which is a benchmark from the reinforcement learning, etcher.</text:p>
      <text:p text:style-name="P19">1:02:56 And yeah, but it's not as straightforward as it seems. When I was quite challenging to implement that, that was more for our deep learning aspects. I think we still need to work quite a lot before to make something very robust that can be more standard enforcement learning, like benchmarks and yeah, the other approach is to search your learning. I have not been able I have not researched it for now. So we need more time to think about a more robust answer to your question.</text:p>
      <text:p text:style-name="P19">Yeah, let's go see what I had to say.</text:p>
      <text:p text:style-name="P19"/>
      <text:p text:style-name="P19">1:03:39 Jakub:</text:p>
      <text:p text:style-name="P19">Thank you.</text:p>
      <text:p text:style-name="P19"/>
      <text:p text:style-name="P19">1:03:40 Daniel:</text:p>
      <text:p text:style-name="P19">Heins. One really striking aspect of the presentation was the analysis of the computational complexity. So maybe we could return to this because it's something that we've wondered about and discussed on a few occasions.</text:p>
      <text:p text:style-name="P19">You presented the theoretical complexity classes with a big O notation and then also discussed some of the practical aspects of the actual, like clock time on a given hardware. Wasn't exactly sure what <text:soft-page-break/>language or hardware you ran it on, but provided the theoretical complexity class as well as some runtime provisioning. So I was curious to hear some thoughts on how does this big O computational complexity analysis shine light on different variants of active inference as well as branching time, active coherence, and what real computational resources were taxed in the analysis?</text:p>
      <text:p text:style-name="P19">1:04:48 Was this a ram overflow that caused the crash that you referenced earlier? Is it a CPU?</text:p>
      <text:p text:style-name="P19">Throttling Is it paralyzable? Does it require temp files? What in theory is happening with the computational complexity and the exponential blow up? And then what in practice is going to facilitate this kind of analysis to scale?</text:p>
      <text:p text:style-name="P19"/>
      <text:p text:style-name="P19">1:05:11 Theophile:</text:p>
      <text:p text:style-name="P19">Okay, so first thing, this is done in terms of the space which is required to store all the parameters of the distribution of a states.</text:p>
      <text:p text:style-name="P19">Okay, so here we are really interested in how much space do I need in order to store all the distribution of a state, like posterior distribution of the states. But what happens in standard active coherence is that the number of policy that will be available to the agent. So let's say we have two actions. We have one here, one here, okay, action zero, action one here. At the first time step there are two actions.</text:p>
      <text:p text:style-name="P19">At the second time step they will deform that there are four policies that the agent can actually perform, it can go for 00110 and one one. And this number of policies will basically be multiplied by two each times down the road, right?</text:p>
      <text:p text:style-name="P19">1:06:12 Because each time we can now pick each of the action again for each of the previous policies. And this exponential growth is quite problematic, for example, the prior of the policy. So if you remember this definition, force the prior of the policy.</text:p>
      <text:p text:style-name="P19">We say that in order to define the prior over the policy, we need to compute the expected free energy for each of those policies. But we need to do that for an exponential number of them as the time original applying increases. So this is the first problem. Also this exponential explosion is not limited to the number of policy because we still remember. Okay, so maybe for this one I need to go and look at the viational distribution which is used in virational influence.</text:p>
      <text:p text:style-name="P19">But we see that the number, like the Bishop prostarion of a state depends on the policy.</text:p>
      <text:p text:style-name="P19">1:07:15 So for each of the policy we need to store a distribution of a state. And this is once again a problem because there's an exponential number of policy, which means that there is no exponential number of poster that we need to store. So this is the kind of program that appears within standard active coherence. The number of policy is growing exponentially and we also need to store the distribution of a state for each timestamp.</text:p>
      <text:p text:style-name="P19">Now, where launching time active coherence becomes useful is that it uses a structure, like there's a graph structure to avoid every single possible combination of timestamp versus policy. And so those two we see that it's growing linearly is because we just keep in memory one distribution for each state in the past and present and only when it comes to the current time step do we start imagining what's going to happen in the future.</text:p>
      <text:p text:style-name="P19">1:08:28 And this growth is still exponential. Like if we had to explore every single possible policy infrastructure, we still have an exponential growth. But because we are using multicultural tree search, basically we are going to only explore a small amount of the tree.</text:p>
      <text:p text:style-name="P19">And this is where the complexity COVID from exponential to linear into the with respect to the number <text:soft-page-break/>of expansion of the model. So each time we expand a new branch in this model, we need to store one more category call for this future time step back. So this is how, like, we can move from an exponential complexity class into linear one with respect to the number of expansion of the generative portal. So that was for the class. In terms of hardware, it was basically just on my own computer.</text:p>
      <text:p text:style-name="P19">1:09:30 So no critical GPU use, nothing based, just CPU basically very interesting.</text:p>
      <text:p text:style-name="P19"/>
      <text:p text:style-name="P19">1:09:40 Daniel:</text:p>
      <text:p text:style-name="P19">And on the hardware or on the implementation side, where do you see packages in Python or Julia like Force Lab and the reactive message passing paradigm being developed or do you see GPUs as being relevant? Like this is the storage consideration. What kinds of scaling relationships or in theory, in practice, how are the operational aspects of the computing rather than the space requirements computed?</text:p>
      <text:p text:style-name="P19"/>
      <text:p text:style-name="P19">1:10:11 Theophile:</text:p>
      <text:p text:style-name="P19">So, first thing to say is that the space capacity is also linked to the time and computational capacity because for example, as I Sajid when I was speaking about the prior of a policy, if we have an exponential number of policy, we need to compute an exponential number of expected free energy for each of those policies.</text:p>
      <text:p text:style-name="P19">So I'm thinking for when it comes to the post IO, when we have to store the variational post IO and that there is an exponential number of them, then we also need to compute them. So this will also become intractable in the long term. And in terms of implementation, I know that some people have been looking at phone lab in Julia. I've been providing my own implementation. So yeah, those are possibilities.</text:p>
      <text:p text:style-name="P19">In terms of GPUs, I guess their usage will be really useful only if the graphical model allows for parameterisation.</text:p>
      <text:p text:style-name="P19">1:11:20 For example, one case where the GPUs are very useful is for images because each position in the image can generally be processed in parallel. So if we had like a generative models where we had a likely hood mapping process for pixel next to expresses like a patch in the image and we had to computer all the posterior for all the image, then there is a very large potential for parallelization. But if for example, a message chaos, a dependency on the previous message, then there will be just a part of the GPU which is just waiting for the input message to arrive. So there's also a limitation on that because some of the analytical solution require some order messages.</text:p>
      <text:p text:style-name="P19">So there are some dependency throughout the independent like the graphical model. So using GPU yes, but probably in specific generative model for which it's useful, such as image based generative model or discount.</text:p>
      <text:p text:style-name="P19">1:12:27 If we have something which is very simple, then I think it's not going to benefit a lot from GPU's computational.</text:p>
      <text:p text:style-name="P19"/>
      <text:p text:style-name="P19">1:12:37 Daniel:</text:p>
      <text:p text:style-name="P19">Excellent, thank you.</text:p>
      <text:p text:style-name="P19">I'll again or Markov, if you'd like another question or I can ask one.</text:p>
      <text:p text:style-name="P19"/>
      <text:p text:style-name="P19"><text:soft-page-break/>1:12:49 Ali:</text:p>
      <text:p text:style-name="P19">Yeah, I also wanted to ask about the different possible future implication of branching time active inference because Daniel and Yakum knows that I'm a big Julia fan. So I wanted to know if there's a plan to have a Julia implementation of branching time active inference because I think we already have a C plus plus and Python. If I'm correct, the first branching time active inference was implemented in C plus plus and the multimodal one in Python. So what are the future plans for other forms of implementation of.</text:p>
      <text:p text:style-name="P19"/>
      <text:p text:style-name="P19">1:13:35 Theophile:</text:p>
      <text:p text:style-name="P19">Ptai.</text:p>
      <text:p text:style-name="P19">So for now I was just planning to just use it on but I guess it should not be too hard to report it in Julia. And just now I don't have the usage for it and also for future possibility when it comes to punching time active coherence I've Beren starting to work on trying to implement a Slam algorithm. So this is a simultaneously location mapping. So basically we create a map of the environment as we navigate through it. So this is also like a possibility but within this context basically what's going to exponentially that we can have observation that depends on a very large number of states and therefore what we need to have is more like a conditional probability table which is stored as a free.</text:p>
      <text:p text:style-name="P19">So basically you can encourage rules within the conditional probability table.</text:p>
      <text:p text:style-name="P19">1:14:39 For example, you have probability of C given A and B then maybe if A is equal to one you want to have a branching on B and then we have zero one and maybe this is zero nine. Okay? So what this means is that if A is equal to one and B is equal to zero, then the probability distribution of C is going to be zero one for the first value and zero nine for the second value. And so basically the idea is to try to not represent the entire table but chaos a tree structure to uncover rules about its dynamic of the world and the likelihood function as well.</text:p>
      <text:p text:style-name="P19">And then the challenge is to be able to perform forward prediction from this tree and in front also from this tree. So this is another feature which may be integrated inside BTI in the future.</text:p>
      <text:p text:style-name="P19"/>
      <text:p text:style-name="P19">1:15:39 Daniel:</text:p>
      <text:p text:style-name="P19">Definitely a theme that runs through a lot of these discussions is representing objects as trees and then taking the tree turn or the forest turn seriously because the tree structure allows us to avoid redundancies and enable some new types of analyses. Do you have a question or I can ask one?</text:p>
      <text:p text:style-name="P19"/>
      <text:p text:style-name="P19">1:16:03 Jakub:</text:p>
      <text:p text:style-name="P19">Yeah, maybe. Continuing on the Slam thread, I'm wondering whether you're considering the application of Slam to the image classification problem and perhaps how the image classification problem needs to be reframed to even fit this. Well, first of all, branching time active inference scheme, but overall active coherence scheme because it seems that active inference overall is much better suited to these kind of continuously evolving problems where the generative process changes whenever the agent takes actions.</text:p>
      <text:p text:style-name="P19">Whereas an image classification problem seems to be more static, which at least in the machine learning scheme, it's just input and output and then perhaps some error that gets backpropagated through the network.</text:p>
      <text:p text:style-name="P19"><text:soft-page-break/>1:17:14 So I'm wondering how you are thinking about image classification with active inference and overall just how images can act as input in dynamical environments.</text:p>
      <text:p text:style-name="P19"/>
      <text:p text:style-name="P19">1:17:36 Theophile:</text:p>
      <text:p text:style-name="P19">Thank you force the question once again. So basically the thing with image classification is that we don't have this top one structure like you just mentioned which makes it quite difficult for and ActInf sensation to be applied to this. In some sense it's a bit like the transition mapping is like an identity function in some sense it's difficult to think about how you can bring it but because each time it could be one image for example the classification but I think active coherence is just not really well suited to something like this. For classification. I think there are classification models like Whatever ResNet or whatever, which are much better suited.</text:p>
      <text:p text:style-name="P19">Basically, if you had to apply a Millidge force you will have to change the structure of the model to remove that it is a top wall transition and just to have observation or otherwise, you will need some kind of dynamic environment like the Caribbean's back manual thing or the display on the and in this case you can Modern the a proper dynamic of the environment here.</text:p>
      <text:p text:style-name="P19">1:18:51 Active states really helps because you can think about action and how they impact the transition and you can have basically an encoding that will compress the image. So you will have technically an image here you will have an encoder network encoder that will produce a parameter mean and the variance of a distinctions of states and then we will have the decoder over there which produces another image from the latin variable basically. Then we will have here like a transition networks, which is also a rectangular network, which outputs the minimum variance of the distribution of active states. Ant the next time step then here we have another encoder for the future.</text:p>
      <text:p text:style-name="P19">Image and another decoder for the future image as well. And this transition networks will have to take into account basically the action as well as active states to predict the next state.</text:p>
      <text:p text:style-name="P19">1:19:53 So that's the kind of architectures you will need to create a deep active instance adjunct and I think it's better suited to dynamic environments like attack against dynamics or static environment. This is a lot more complicated to apply to if I COVID give a.</text:p>
      <text:p text:style-name="P19"/>
      <text:p text:style-name="P19">1:20:12 Daniel:</text:p>
      <text:p text:style-name="P19">Few thoughts on image slam very fascinating point about static analyses and dynamics analysis and so what are some ways that we could pseudo dynamics the image classification task?</text:p>
      <text:p text:style-name="P19">So, a few options. One of them is inclination amongst large databases of images. So potentially choosing informative examples for training in large empirical image databases or frames from video or in a dynamic feedback with prompt engineering for Aigenerated images. So then it makes it into a dynamic question response task that would be using dynamics at the level across images but still taking in the whole image. And one other approach could be building on some of the Oculomotor active active coherence ModelStream attention only taking in a small amount of the image, potentially reducing the state space or the computational complexity vastly and then making the dynamics of some lower level entity related to policy selections on eye movements or attention.</text:p>
      <text:p text:style-name="P19">1:21:30 And then treat that as like the lower level of the slam and the classification. What kind of image am I looking at as a higher level of a slam? But the policy is being enacted at the level of which parts of the image are being scanned.</text:p>
      <text:p text:style-name="P19"><text:soft-page-break/></text:p>
      <text:p text:style-name="P19">1:21:48 Theophile:</text:p>
      <text:p text:style-name="P19">Of ideas which require modification of the task that is indeed much more like much better suited to active coherence. Very interesting.</text:p>
      <text:p text:style-name="P19"/>
      <text:p text:style-name="P19">1:22:01 Daniel:</text:p>
      <text:p text:style-name="P19">I wanted to also ask about two modules or functions that various other active proposals have had which are hierarchical nesting of models and learning. So how do nesting and learning influence the theoretical and the realized computational complexity?</text:p>
      <text:p text:style-name="P19"/>
      <text:p text:style-name="P19">1:22:25 Theophile:</text:p>
      <text:p text:style-name="P19">So I think like having and activity can really help reduce the computational complexity of and active coherence.</text:p>
      <text:p text:style-name="P19">For example, I was speaking about generative model over images. Imagine you had like an image and then an image can be like it's millions of possible combination rights, like even more than that, but more than atoms in the universe. But what you could do is by imitating the structure of computational neural networks, maybe you can create over Parr of pixels or generative board that will extract for example, different line patterns or maybe diagonal lines or horizontal lines. You have the first level of the architectures which will extract those informations and then you will have pattern of patterns and so on. So of course I think you can create this as a category called distinctions.</text:p>
      <text:p text:style-name="P19">1:23:26 But in the article as a model, basically at the very beginning you have pixels and then you have small edges and stuff like this and computational edges all the way up basically to having objects. But this is very complicated. Like in terms of implementation, we will require to probably use GPU for the inference process because there will be a very large number of patches. So we will need to speed up the training. But still I think this is a very good way to reduce the state space of the agent.</text:p>
      <text:p text:style-name="P19">Because if you try to basically put and image as input of a stolen active in front of agents, you will have to have like more possible images than the universe, therefore it is small images. So ERP can really help on that.</text:p>
      <text:p text:style-name="P19">So you had another question, right?</text:p>
      <text:p text:style-name="P19"/>
      <text:p text:style-name="P19">1:24:25 Daniel:</text:p>
      <text:p text:style-name="P19">The second aspect was about learning. For example, what if we update our prior as the tree continues? Or we want to consider policies on priors or other types of updating of our different parameters that might be fixed in other settings.</text:p>
      <text:p text:style-name="P19"/>
      <text:p text:style-name="P19">1:24:42 Theophile:</text:p>
      <text:p text:style-name="P19">Yeah, so one thing to say about having run a prize is that in some cases this could go really wrong.</text:p>
      <text:p text:style-name="P19">So if you don't feel like okay, imagine you have observations and you have states. So those are the observations. Sorry, this is active states and this will be the observations. So three possible states, two possible observations. And if you start with a Jewish state prior, which is just Bull uniform, so maybe the parameters are all one everywhere.</text:p>
      <text:p text:style-name="P19">Well, what's going to happen is that if you make one of the observations it's just going to give you as <text:soft-page-break/>much entrance process within her uniform distribution of states because the weights within the matrix are basically all one. So for each observation there is no real state which will be more likely to basically generate it.</text:p>
      <text:p text:style-name="P19">1:25:44 Which means that the coherence process will have a uniform distribution of a state. And basically this is a problem because what you will end up having is like and a matrix where maybe some states are Jorge likely, but each state is not more likely to generative different observations. And so basically there's a failure of learning because it's just not able to like if you are okay, so if you remember the way we update the parameterisation of the Jewish layer it's just by counting the number of states observation pair that we are observing.</text:p>
      <text:p text:style-name="P19">And if the state which is observed is always like one third for examples, if it's a uniform distribution, then it's going to count one third of the observation for all the states at the same time. And we are not able to which state has been able to generate this observation because they are all as likely to generate these observations.</text:p>
      <text:p text:style-name="P19">1:26:47 And so what is going to happen is that your JVK just cannot learn which states generative which observations just counting the number of times active states has appeared but not with respect to observations. So this is the generic case which shows that adding matrices for example with Jewish priorities and stuff like this can fail to Dean the dynamics of the environment and the likelihood of the environment as well. So maybe having digital networks can avoid this problem.</text:p>
      <text:p text:style-name="P19">That's a real challenge. Like learning the parameters within that you instance model seems to require a human to cross give it a first draft where the likelihood of Attial is not uniform when it comes to the jurisdale if the model is to be able to learn. This is one of the challenge for learning in active coherence.</text:p>
      <text:p text:style-name="P19"/>
      <text:p text:style-name="P19">1:27:53 Daniel:</text:p>
      <text:p text:style-name="P19">It's something we've come across in specifying the state space and what policies are possible and it's an interesting conversation because it brings us as modelers into engagement with the model and helps clarify where are we setting scaffolds and constraints, what information are we, what manifolds are we placing that agent into that set it up? Oh, it's rolling downhill within some super local context. Even if that local context is still enormous in its state space, it may still be just the tip of the iceberg in terms of the total model structures. And that's not even to say we need to explore the total model structure in practice, but in theory it's quite important. Or we might just be looking where the light is and putting the rabbit in the hat, making these models that play out a certain way, maybe even deterministically because they've been kind of told a secret in the beginning.</text:p>
      <text:p text:style-name="P19">1:29:05 I have one more question and then I'll jacob you juxtaposed and contrasted three different approaches which were variational, message passing, Bayesian filtering and belief propagation and whether for didactic or pragmatic use. Where do you see these different approaches as being useful or specialized? Where are they better or where is one generalization or a special case of another?</text:p>
      <text:p text:style-name="P19"/>
      <text:p text:style-name="P19">1:29:45 Theophile:</text:p>
      <text:p text:style-name="P19">So for example by such passing the way we structure the model in virtual and research is that we keep track of the past and each time we get new conversation Hinton the future. Let me just go here.</text:p>
      <text:p text:style-name="P19">Oh no. Yeah. Okay, so invasion passing for example, we keep the past and this is quite interesting because when you have virtually passing you can also have backward messages which means that as <text:soft-page-break/>you get a new observation you will have and account like the state associated to it. And what is going to happen is that you will have a message like this and you will also have message that go Ballard in times and those messages will enable you to refine your understanding of what happened in the past. So this ability to revisit or update your understanding of the past is something which is quite specific to the virus time metashpacing algorithm and does not appear, for example, in filtering filtering setting.</text:p>
      <text:p text:style-name="P19">1:30:54 Because we only keep a Bull state of the current random viable and when we expand, when it gets a new observation and a new state associated to it, we are just going to perform prediction to get the posterior and then we are going to get rid of that. So we cannot have those backboard messages posterior beliefs over past states. So we ant really have this kind of counterfactuals abilities now with the belief propagation algorithm that is very similar in G to what is done with the belief in the belief propagation settings. It is just a Jorge Scalable approach which enables one to have different item states and different observations because this PTI BF approach was only restricted to one observation and one state.</text:p>
      <text:p text:style-name="P19">1:31:54 And if you have for example the explore text of the display environment then you will need to create one random variable that corresponds to all the communication of those instantly position.</text:p>
      <text:p text:style-name="P19">So maybe it will be random variable describing the position. And if we had two value for the x position and the y cognition then all the combination will react for each of the value for one times all the value for the other. And this goes exponentially with the number of variables. So let's suppose we are now a scale variable and that the scale variable can take two additional values then the total number of combinations of three and one variable will be like eight eight possible combination basically all the x and y position for each of the two scale a possibility maybe scale one and scale two. And this exponential growth become problematic if you don't have this ability to have several observation and several states because you will have an exponential growth in the number of state and observation you try to model.</text:p>
      <text:p text:style-name="P19">1:33:02 And this is where really, like the other approach, multifactor and multi modality is very useful to scale to more complicated approach with Jorge Esteves and observations.</text:p>
      <text:p text:style-name="P19"/>
      <text:p text:style-name="P19">1:33:16 Daniel:</text:p>
      <text:p text:style-name="P19">Excellent. Polly or Yacov, any closing questions or thoughts?</text:p>
      <text:p text:style-name="P19"/>
      <text:p text:style-name="P19">1:33:26 Ali:</text:p>
      <text:p text:style-name="P19">Well, you see, I came across your work a few months ago, and it got me truly excited so much that I read all five of your papers. Is the number five you've published five papers up to now because you see, more often than not, people see active imprints and the free free energy principle, basically speculative thinking and endeavor without so much pragmatic value in the real applications. So, in my opinion, your work, as I mentioned, is a very welcome addition to this nascent yet exponentially growing field, and I hope to see more exciting developments in the future for branching time, active inference or possibly the other variants you might come up with in the future.</text:p>
      <text:p text:style-name="P19">1:34:34 And I'll definitely keep following your work from now on. Thanks so much for your joining us today.</text:p>
      <text:p text:style-name="P19"/>
      <text:p text:style-name="P19">1:34:44 Theophile:</text:p>
      <text:p text:style-name="P19"><text:soft-page-break/>No problem. Thank you for inviting me. I'm really glad I could present here. So thank you for the invitation.</text:p>
      <text:p text:style-name="P19"/>
      <text:p text:style-name="P19">1:34:51 Daniel:</text:p>
      <text:p text:style-name="P19">Jacob, any final thoughts?</text:p>
      <text:p text:style-name="P19"/>
      <text:p text:style-name="P19">1:34:55 Jakub:</text:p>
      <text:p text:style-name="P19">Yeah, well, this has been a really great presentation and discussion. Ali also linked your work a couple of months ago, and it also got me very excited for the future of active inference modeling. And it's a topic that we're discussing quite a lot in the institute. And I think that this approach to reducing the computational cost of performing active inference in more and more complex state spaces is probably the best way to go to really reach adoption of these models in different d.</text:p>
      <text:p text:style-name="P19">1:35:57 Maisto.</text:p>
      <text:p text:style-name="P19">Yeah, thank you very much for joining today, and I look forward to reading that paper on the deep branching time active coherence.</text:p>
      <text:p text:style-name="P19"/>
      <text:p text:style-name="P19">1:36:12 Theophile:</text:p>
      <text:p text:style-name="P19">Sure. Thank you.</text:p>
      <text:p text:style-name="P19"/>
      <text:p text:style-name="P19">1:36:14 Daniel:</text:p>
      <text:p text:style-name="P19">Well, you're welcome back anytime, and we will certainly be observing. Thank you.</text:p>
      <text:p text:style-name="P19"/>
      <text:p text:style-name="P19">1:36:23 Theophile:</text:p>
      <text:p text:style-name="P19">Thank you. Bye bye.</text:p>
      <text:p text:style-name="P19"/>
      <text:p text:style-name="P19">1:36:26 Ali:</text:p>
      <text:p text:style-name="P19">Thanks.</text:p>
      <text:p text:style-name="P19"/>
      <text:p text:style-name="P19">1:36:26 Theophile:</text:p>
      <text:p text:style-name="P19">Bye.</text:p>
      <text:p text:style-name="P19">Perfect. Yeah.</text:p>
      <text:p text:style-name="P19"/>
      <text:p text:style-name="P19">1:36:37 Ali:</text:p>
      <text:p text:style-name="P19">Great.</text:p>
      <text:p text:style-name="P19"/>
      <text:p text:style-name="P19">1:36:39 Theophile:</text:p>
      <text:p text:style-name="P19">Brilliant!</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5T21:42:08.825000000</dc:date>
    <meta:editing-duration>PT29M25S</meta:editing-duration>
    <meta:editing-cycles>6</meta:editing-cycles>
    <meta:generator>LibreOffice/7.4.1.2$Windows_X86_64 LibreOffice_project/3c58a8f3a960df8bc8fd77b461821e42c061c5f0</meta:generator>
    <meta:document-statistic meta:table-count="1" meta:image-count="0" meta:object-count="0" meta:page-count="23" meta:paragraph-count="310" meta:word-count="13452" meta:character-count="75678" meta:non-whitespace-character-count="62533"/>
  </office:meta>
</office:document-meta>
</file>